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 table:number-columns-spanned="10" table:number-rows-spanned="1">
            <text:p>SGL Transaction Implementation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High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4">
            <text:p>Low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 table:number-columns-spanned="10" table:number-rows-spanned="1">
            <text:p>Two Phase Locking Transaction Implementation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High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4">
            <text:p>Low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 table:number-columns-spanned="10" table:number-rows-spanned="1">
            <text:p>STM Transaction Implementation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High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4">
            <text:p>Low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 table:number-columns-spanned="10" table:number-rows-spanned="1">
            <text:p>HTM Transaction Implementation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High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4">
            <text:p>Low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 table:number-columns-spanned="10" table:number-rows-spanned="1">
            <text:p>Optimistic Transaction Implementation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High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4">
            <text:p>Low</text:p>
          </table:table-cell>
          <table:table-cell office:value-type="string" calcext:value-type="string">
            <text:p>Average Throughput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n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table:number-columns-repeated="8"/>
        </table:table-row>
        <table:table-row table:style-name="ro1">
          <table:table-cell/>
          <table:covered-table-cell/>
          <table:table-cell office:value-type="string" calcext:value-type="string">
            <text:p>Standard Deviation (txns/s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55:01.006682091</meta:creation-date>
    <dc:date>2020-12-07T18:04:15.443884300</dc:date>
    <meta:editing-duration>PT9M15S</meta:editing-duration>
    <meta:editing-cycles>3</meta:editing-cycles>
    <meta:generator>LibreOffice/6.4.6.2$Linux_X86_64 LibreOffice_project/40$Build-2</meta:generator>
    <meta:document-statistic meta:table-count="1" meta:cell-count="105" meta:object-count="0"/>
  </office:meta>
</office:document-meta>
</file>